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hyphenation-ladder-count="no-limit" fo:hyphenation-keep="auto" loext:hyphenation-keep-type="column" style:page-number="auto"/>
      <style:text-properties style:font-name="Consolas" fo:font-size="10pt" fo:font-weight="bold" officeooo:paragraph-rsid="001e8e19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2" style:family="paragraph" style:parent-style-name="Standard">
      <style:paragraph-properties fo:hyphenation-ladder-count="no-limit" fo:hyphenation-keep="auto" loext:hyphenation-keep-type="column"/>
      <style:text-properties style:font-name="Consolas" fo:font-size="10pt" officeooo:paragraph-rsid="001c7d54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3" style:family="paragraph" style:parent-style-name="Standard">
      <style:paragraph-properties fo:hyphenation-ladder-count="no-limit" fo:hyphenation-keep="auto" loext:hyphenation-keep-type="column"/>
      <style:text-properties style:font-name="Consolas" fo:font-size="10pt" officeooo:paragraph-rsid="001cef71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4" style:family="paragraph" style:parent-style-name="Standard">
      <style:paragraph-properties fo:hyphenation-ladder-count="no-limit" fo:hyphenation-keep="auto" loext:hyphenation-keep-type="column"/>
      <style:text-properties style:font-name="Consolas" fo:font-size="10pt" officeooo:rsid="001cef71" officeooo:paragraph-rsid="001cef71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5" style:family="paragraph" style:parent-style-name="Standard">
      <style:paragraph-properties fo:hyphenation-ladder-count="no-limit" fo:hyphenation-keep="auto" loext:hyphenation-keep-type="column"/>
      <style:text-properties style:font-name="Consolas" fo:font-size="10pt" officeooo:paragraph-rsid="001e8e19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6" style:family="paragraph" style:parent-style-name="Standard">
      <style:paragraph-properties fo:hyphenation-ladder-count="no-limit" fo:hyphenation-keep="auto" loext:hyphenation-keep-type="column"/>
      <style:text-properties style:font-name="Consolas" fo:font-size="10pt" officeooo:paragraph-rsid="001b4475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7" style:family="paragraph" style:parent-style-name="Standard">
      <style:paragraph-properties fo:hyphenation-ladder-count="no-limit" fo:hyphenation-keep="auto" loext:hyphenation-keep-type="column"/>
      <style:text-properties style:font-name="Consolas" fo:font-size="10pt" officeooo:paragraph-rsid="001c01d8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8" style:family="paragraph" style:parent-style-name="Standard">
      <style:paragraph-properties fo:hyphenation-ladder-count="no-limit" fo:hyphenation-keep="auto" loext:hyphenation-keep-type="column"/>
      <style:text-properties style:font-name="Consolas" fo:font-size="10pt" officeooo:rsid="001c01d8" officeooo:paragraph-rsid="001c01d8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9" style:family="paragraph" style:parent-style-name="Standard">
      <style:paragraph-properties fo:hyphenation-ladder-count="no-limit" fo:hyphenation-keep="auto" loext:hyphenation-keep-type="column"/>
      <style:text-properties style:font-name="Consolas" fo:font-size="10pt" fo:font-weight="bold" officeooo:paragraph-rsid="001e8e19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10" style:family="paragraph" style:parent-style-name="Standard">
      <style:paragraph-properties fo:hyphenation-ladder-count="no-limit" fo:hyphenation-keep="auto" loext:hyphenation-keep-type="column"/>
      <style:text-properties style:font-name="Consolas" fo:font-size="10pt" fo:font-weight="bold" officeooo:paragraph-rsid="001c01d8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11" style:family="paragraph" style:parent-style-name="Standard">
      <style:paragraph-properties fo:hyphenation-ladder-count="no-limit" fo:hyphenation-keep="auto" loext:hyphenation-keep-type="column"/>
      <style:text-properties style:font-name="Consolas" fo:font-size="10pt" officeooo:paragraph-rsid="0020e937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12" style:family="paragraph" style:parent-style-name="Standard">
      <style:paragraph-properties fo:hyphenation-ladder-count="no-limit" fo:hyphenation-keep="auto" loext:hyphenation-keep-type="column"/>
      <style:text-properties style:font-name="Consolas" fo:font-size="10pt" fo:font-weight="normal" officeooo:paragraph-rsid="0020e937" style:font-size-asian="10pt" style:font-weight-asian="normal" style:font-size-complex="10pt" style:font-weight-complex="normal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13" style:family="paragraph" style:parent-style-name="Standard">
      <style:paragraph-properties fo:hyphenation-ladder-count="no-limit" fo:hyphenation-keep="auto" loext:hyphenation-keep-type="column"/>
      <style:text-properties style:font-name="Consolas" fo:font-size="10pt" officeooo:paragraph-rsid="0022def9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14" style:family="paragraph" style:parent-style-name="Standard">
      <style:paragraph-properties fo:hyphenation-ladder-count="no-limit" fo:hyphenation-keep="auto" loext:hyphenation-keep-type="column"/>
      <style:text-properties style:font-name="Consolas" fo:font-size="10pt" fo:font-weight="bold" officeooo:paragraph-rsid="00288cec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15" style:family="paragraph" style:parent-style-name="Standard">
      <style:paragraph-properties fo:hyphenation-ladder-count="no-limit" fo:hyphenation-keep="auto" loext:hyphenation-keep-type="column"/>
      <style:text-properties style:font-name="Consolas" fo:font-size="10pt" officeooo:paragraph-rsid="00288cec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16" style:family="paragraph" style:parent-style-name="Standard">
      <style:paragraph-properties fo:hyphenation-ladder-count="no-limit" fo:hyphenation-keep="auto" loext:hyphenation-keep-type="column"/>
      <style:text-properties style:font-name="Consolas" fo:font-size="10pt" fo:font-weight="bold" officeooo:paragraph-rsid="002c1f9e" style:font-size-asian="10pt" style:font-weight-asian="bold" style:font-size-complex="10pt" style:font-weight-complex="bold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17" style:family="paragraph" style:parent-style-name="Standard">
      <style:paragraph-properties fo:hyphenation-ladder-count="no-limit" fo:hyphenation-keep="auto" loext:hyphenation-keep-type="column"/>
      <style:text-properties style:font-name="Consolas" fo:font-size="10pt" officeooo:paragraph-rsid="002cce26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18" style:family="paragraph" style:parent-style-name="Standard">
      <style:paragraph-properties fo:hyphenation-ladder-count="no-limit" fo:hyphenation-keep="auto" loext:hyphenation-keep-type="column"/>
      <style:text-properties style:font-name="Consolas" fo:font-size="10pt" officeooo:paragraph-rsid="002c1f9e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19" style:family="paragraph" style:parent-style-name="Standard">
      <style:paragraph-properties fo:hyphenation-ladder-count="no-limit" fo:hyphenation-keep="auto" loext:hyphenation-keep-type="column"/>
      <style:text-properties style:font-name="Consolas" fo:font-size="10pt" officeooo:paragraph-rsid="001a5182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20" style:family="paragraph" style:parent-style-name="Standard">
      <style:paragraph-properties fo:hyphenation-ladder-count="no-limit" fo:hyphenation-keep="auto" loext:hyphenation-keep-type="column"/>
      <style:text-properties style:font-name="Consolas" fo:font-size="10pt" officeooo:paragraph-rsid="0017ef92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21" style:family="paragraph" style:parent-style-name="Standard">
      <style:paragraph-properties fo:hyphenation-ladder-count="no-limit" fo:hyphenation-keep="auto" loext:hyphenation-keep-type="column"/>
      <style:text-properties style:font-name="Consolas" fo:font-size="10pt" officeooo:paragraph-rsid="00160132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P22" style:family="paragraph" style:parent-style-name="Standard">
      <style:paragraph-properties fo:hyphenation-ladder-count="no-limit" fo:hyphenation-keep="auto" loext:hyphenation-keep-type="column"/>
      <style:text-properties style:font-name="Consolas" fo:font-size="10pt" officeooo:paragraph-rsid="0014ae19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 loext:hyphenation-compound-remain-char-count="2"/>
    </style:style>
    <style:style style:name="T1" style:family="text">
      <style:text-properties officeooo:rsid="001cef71"/>
    </style:style>
    <style:style style:name="T2" style:family="text">
      <style:text-properties officeooo:rsid="001c7d54"/>
    </style:style>
    <style:style style:name="T3" style:family="text">
      <style:text-properties fo:color="#c9211e" loext:opacity="100%"/>
    </style:style>
    <style:style style:name="T4" style:family="text">
      <style:text-properties officeooo:rsid="001c01d8"/>
    </style:style>
    <style:style style:name="T5" style:family="text">
      <style:text-properties fo:font-weight="bold" officeooo:rsid="001c01d8" style:font-weight-asian="bold" style:font-weight-complex="bold"/>
    </style:style>
    <style:style style:name="T6" style:family="text">
      <style:text-properties officeooo:rsid="00201359"/>
    </style:style>
    <style:style style:name="T7" style:family="text">
      <style:text-properties officeooo:rsid="001d3d3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0e937"/>
    </style:style>
    <style:style style:name="T10" style:family="text">
      <style:text-properties officeooo:rsid="0022def9"/>
    </style:style>
    <style:style style:name="T11" style:family="text">
      <style:text-properties officeooo:rsid="002c1f9e"/>
    </style:style>
    <style:style style:name="T12" style:family="text">
      <style:text-properties fo:font-weight="normal" officeooo:rsid="002c1f9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ortschritt → </text:span><text:span text:style-name="T2">f</text:span>ort<text:span text:style-name="T3">1</text:span>schritt</text:p>
      <text:p text:style-name="P2">„Fort<text:span text:style-name="T3">s-c</text:span>hritt“ → PyHyphen</text:p>
      <text:p text:style-name="P2">„Fort<text:span text:style-name="T3">s-c</text:span>hritt“ → Pyphon</text:p>
      <text:p text:style-name="P3">„<text:span text:style-name="T1">Fort-schritt</text:span>“ → <text:span text:style-name="T4">LibreOffice</text:span></text:p>
      <text:p text:style-name="P3"/>
      <text:p text:style-name="P4">Fortschritt, Fortschritt, Fortschritt Fortschritt, Fortschritt, Fortschritt, Fortschritt, Fortschritt</text:p>
      <text:p text:style-name="P2"/>
      <text:p text:style-name="P5"><text:span text:style-name="T5">Universität</text:span><text:span text:style-name="T4"> </text:span><text:span text:style-name="T6">(</text:span><text:span text:style-name="T2">kein Compound </text:span><text:span text:style-name="T7">definiert</text:span><text:span text:style-name="T6">)</text:span></text:p>
      <text:p text:style-name="P6">„Uni-ver-si-tät“ → PyHyphen</text:p>
      <text:p text:style-name="P7">„Uni-ver-si-tät“ → Pyphon</text:p>
      <text:p text:style-name="P3">„<text:span text:style-name="T4">Uni-ver-si-tät“ → LibreOffice</text:span></text:p>
      <text:p text:style-name="P7"/>
      <text:p text:style-name="P8">Universität, <text:s/>Universität, <text:s/>Universität, <text:s/>Universität, Universität, <text:s/>Universität, <text:s/>Universität, <text:s/>Universität, <text:s/>Universität</text:p>
      <text:p text:style-name="P7"/>
      <text:p text:style-name="P9">Abenduniversität → abend<text:span text:style-name="T3">1</text:span>uni<text:span text:style-name="T3">1</text:span>versität</text:p>
      <text:p text:style-name="P7">„Abe<text:span text:style-name="T3">n-d</text:span>uni-ver-si-tät“ <text:s/>→ PyHyphen</text:p>
      <text:p text:style-name="P7">„Abe<text:span text:style-name="T3">n-d</text:span>-uni-ver-si-tät“ → Pyphon</text:p>
      <text:p text:style-name="P3">„Abend-uni-ver-si-tät“ <text:s/>→ <text:span text:style-name="T4">LibreOffice</text:span></text:p>
      <text:p text:style-name="P3"/>
      <text:p text:style-name="P7">Abenduniversität, <text:s/>Abenduniversität, <text:s/>Abenduniversität, <text:s text:c="4"/>Abenduniversität, <text:s/>Abenduniversität, <text:s/>Abenduniversität, <text:s/>Abenduniversität</text:p>
      <text:p text:style-name="P7"/>
      <text:p text:style-name="P10">Mindestentfernung → mindest<text:span text:style-name="T3">1</text:span>ent<text:span text:style-name="T3">1</text:span>fernung</text:p>
      <text:p text:style-name="P5">„Min-de<text:span text:style-name="T3">s-t</text:span>ent-fer-nung“ <text:s/>→ PyHyphen</text:p>
      <text:p text:style-name="P5">„Min-de<text:span text:style-name="T3">s-t</text:span>-ent-fer-nung“ → Pyphon</text:p>
      <text:p text:style-name="P11">„<text:span text:style-name="T8">Min-dest-ent-fer-nung</text:span>“ <text:s/>→ <text:span text:style-name="T4">LibreOffice</text:span></text:p>
      <text:p text:style-name="P5"/>
      <text:p text:style-name="P12">Mindestentfernung, Mindestentfernung, Mindestentfernun<text:span text:style-name="T9">g </text:span>Mindestentfernung Mindestentfernung, Mindestentfernung, Mindestentfernung</text:p>
      <text:p text:style-name="P7"/>
      <text:p text:style-name="P10"><text:span text:style-name="T10">M</text:span>iniaturausgabe → miniatur<text:span text:style-name="T3">1</text:span>aus<text:span text:style-name="T3">1</text:span>gabe</text:p>
      <text:p text:style-name="P13">„Mi-ni-a-turaus-ga-be“ → PyHyphen</text:p>
      <text:p text:style-name="P13">„Mi-ni<text:span text:style-name="T3">a-t</text:span>ur-aus-ga-be“ → Pyphon</text:p>
      <text:p text:style-name="P13">„<text:span text:style-name="T10">M</text:span>i-ni-atur-aus-ga-be“ → <text:span text:style-name="T4">LibreOffice</text:span></text:p>
      <text:p text:style-name="P7"/>
      <text:p text:style-name="P13"><text:span text:style-name="T10">M</text:span>iniaturausgabe <text:span text:style-name="T10">M</text:span>iniaturausgabe <text:span text:style-name="T10">M</text:span>iniaturausgabe <text:span text:style-name="T10">M</text:span>iniaturausgabe <text:span text:style-name="T10">M</text:span>iniaturausgabe <text:span text:style-name="T10">M</text:span>iniaturausgabe <text:span text:style-name="T10">M</text:span>iniaturausgabe <text:span text:style-name="T10">M</text:span>iniaturausgabe</text:p>
      <text:p text:style-name="P13"/>
      <text:p text:style-name="P14">Haustechnikraum → haus<text:span text:style-name="T3">1</text:span>technik<text:span text:style-name="T3">1</text:span>raum</text:p>
      <text:p text:style-name="P15">„Haus-tech-n<text:span text:style-name="T3">i-k</text:span>raum“ <text:s/>→ PyHyphen</text:p>
      <text:p text:style-name="P15">„Haus-tech-n<text:span text:style-name="T3">i-k</text:span>-raum“ → Pyphon</text:p>
      <text:p text:style-name="P15">„Haus-tech-nik-raum“ <text:s/>→ <text:span text:style-name="T4">LibreOffice</text:span></text:p>
      <text:p text:style-name="P15"/>
      <text:p text:style-name="P15">Haustechnikraum Haustechnikraum Haustechnikraum Haustechnikraum Haustechnikraum Haustechnikraum Haustechnikraum</text:p>
      <text:p text:style-name="P13"/>
      <text:p text:style-name="P16"><text:span text:style-name="T11">T</text:span>echnik → technik</text:p>
      <text:p text:style-name="P17">„<text:span text:style-name="T12">T</text:span><text:span text:style-name="T8">ech-nik</text:span>“ → PyHyphen</text:p>
      <text:p text:style-name="P17">„<text:span text:style-name="T12">T</text:span><text:span text:style-name="T8">ech-nik</text:span>“ → Pyphon</text:p>
      <text:p text:style-name="P17">„<text:span text:style-name="T12">T</text:span><text:span text:style-name="T8">ech-nik</text:span>“ → <text:span text:style-name="T4">LibreOffice</text:span></text:p>
      <text:p text:style-name="P18"/>
      <text:p text:style-name="P17"><text:span text:style-name="T12">T</text:span><text:span text:style-name="T8">echnik <text:s/></text:span><text:span text:style-name="T12">T</text:span><text:span text:style-name="T8">echnik <text:s/></text:span><text:span text:style-name="T12">T</text:span><text:span text:style-name="T8">echnik <text:s/></text:span><text:span text:style-name="T12">T</text:span><text:span text:style-name="T8">echnik <text:s/></text:span><text:span text:style-name="T12">T</text:span><text:span text:style-name="T8">echnik <text:s/></text:span><text:span text:style-name="T12">T</text:span><text:span text:style-name="T8">echnik <text:s/></text:span><text:span text:style-name="T12">T</text:span><text:span text:style-name="T8">echnik <text:s/></text:span><text:span text:style-name="T12">T</text:span><text:span text:style-name="T8">echnik <text:s/></text:span><text:span text:style-name="T12">T</text:span><text:span text:style-name="T8">echnik <text:s/></text:span><text:span text:style-name="T12">T</text:span><text:span text:style-name="T8">echnik <text:s/></text:span><text:span text:style-name="T12">T</text:span><text:span text:style-name="T8">echnik</text:span></text:p>
      <text:p text:style-name="P7"/>
      <text:p text:style-name="P7"/>
      <text:p text:style-name="P7"/>
      <text:p text:style-name="P19"/>
      <text:p text:style-name="P19"/>
      <text:p text:style-name="P20"/>
      <text:p text:style-name="P20"/>
      <text:p text:style-name="P21"><text:soft-page-break/></text:p>
      <text:p text:style-name="P21"/>
      <text:p text:style-name="P21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9:54:47.294000000</meta:creation-date>
    <dc:date>2024-11-05T11:14:30.659000000</dc:date>
    <meta:editing-duration>PT1H19M33S</meta:editing-duration>
    <meta:editing-cycles>29</meta:editing-cycles>
    <meta:generator>LibreOffice/24.8.2.1$Windows_X86_64 LibreOffice_project/0f794b6e29741098670a3b95d60478a65d05ef13</meta:generator>
    <meta:document-statistic meta:table-count="0" meta:image-count="0" meta:object-count="0" meta:page-count="2" meta:paragraph-count="35" meta:word-count="142" meta:character-count="1674" meta:non-whitespace-character-count="1535"/>
  </office:meta>
</office:document-meta>
</file>